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947d9" officeooo:paragraph-rsid="001947d9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947d9" officeooo:paragraph-rsid="001947d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e527" officeooo:paragraph-rsid="001ae52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e527" officeooo:paragraph-rsid="001c98e9" style:font-size-asian="10.5pt" style:font-weight-asian="normal" style:font-size-complex="12pt" style:font-weight-complex="normal"/>
    </style:style>
    <style:style style:name="T1" style:family="text">
      <style:text-properties officeooo:rsid="001ae527"/>
    </style:style>
    <style:style style:name="T2" style:family="text">
      <style:text-properties officeooo:rsid="001c98e9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-Means</text:p>
      <text:p text:style-name="P2"/>
      <text:p text:style-name="P2">-<text:span text:style-name="T1">Implementation DCCA : A contiguous cluster</text:span></text:p>
      <text:p text:style-name="P3">(set of points such that a point in a cluster is closer to one or more other points in the cluster</text:p>
      <text:p text:style-name="P3">than to any point not in the cluster)</text:p>
      <text:p text:style-name="P3">-<text:span text:style-name="T2">Minimise distortion =</text:span>n XkXw i,j ||x i − μ j || 22</text:p>
      <text:p text:style-name="P3">-For data point i in cluster C k , let</text:p>
      <text:p text:style-name="P4">a(i) =1/|C k | − 1 Xj∈C k ,i6 = jd(i, j) and b(i) = min l6 <text:s/>k 1 Xd(i, j)|C l |j∈C l</text:p>
      <text:p text:style-name="P3">The silhouette score of one data point i: s(i) =b(i)−a(i)/max(a(i),b(i))</text:p>
      <text:p text:style-name="P3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8:13:49.813636129</meta:creation-date>
    <meta:generator>LibreOffice/6.0.7.3$Linux_X86_64 LibreOffice_project/00m0$Build-3</meta:generator>
    <dc:date>2020-03-05T22:28:34.461825193</dc:date>
    <meta:editing-duration>PT33M11S</meta:editing-duration>
    <meta:editing-cycles>2</meta:editing-cycles>
    <meta:document-statistic meta:table-count="0" meta:image-count="0" meta:object-count="0" meta:page-count="1" meta:paragraph-count="9" meta:word-count="93" meta:character-count="430" meta:non-whitespace-character-count="344"/>
  </office:meta>
</office:document-meta>
</file>